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5mm" svg:height="89.95mm" svg:x="210.52mm" svg:y="3.47mm">
            <loext:p draw:notify-on-update-of-ranges="Hoja1.A2:Hoja1.A14 Hoja1.B1:Hoja1.B1 Hoja1.B2:Hoja1.B14 Hoja1.C1:Hoja1.C1 Hoja1.C2:Hoja1.C14 Hoja1.D1:Hoja1.D1 Hoja1.D2:Hoja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7.18mm" svg:y="110.76mm">
            <loext:p draw:notify-on-update-of-ranges="Hoja1.A27:Hoja1.A39 Hoja1.B26:Hoja1.B26 Hoja1.B27:Hoja1.B39 Hoja1.C26:Hoja1.C26 Hoja1.C27:Hoja1.C39 Hoja1.D26:Hoja1.D26 Hoja1.D27:Hoja1.D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0908" calcext:value-type="float">
            <text:p>0,000100908</text:p>
          </table:table-cell>
          <table:table-cell office:value-type="float" office:value="0.000042405" calcext:value-type="float">
            <text:p>0,000042405</text:p>
          </table:table-cell>
          <table:table-cell office:value-type="float" office:value="0.004398519" calcext:value-type="float">
            <text:p>0,004398519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195444" calcext:value-type="float">
            <text:p>0,000195444</text:p>
          </table:table-cell>
          <table:table-cell table:style-name="ce7" office:value-type="float" office:value="0.000063788" calcext:value-type="float">
            <text:p>0,000063788</text:p>
          </table:table-cell>
          <table:table-cell table:style-name="ce7" office:value-type="float" office:value="0.004549379" calcext:value-type="float">
            <text:p>0,0045493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15998" calcext:value-type="float">
            <text:p>0,000415998</text:p>
          </table:table-cell>
          <table:table-cell office:value-type="float" office:value="0.004803067" calcext:value-type="float">
            <text:p>0,004803067</text:p>
          </table:table-cell>
          <table:table-cell office:value-type="float" office:value="0.003841128" calcext:value-type="float">
            <text:p>0,003841128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790579" calcext:value-type="float">
            <text:p>0,000790579</text:p>
          </table:table-cell>
          <table:table-cell table:style-name="ce7" office:value-type="float" office:value="0.003907705" calcext:value-type="float">
            <text:p>0,003907705</text:p>
          </table:table-cell>
          <table:table-cell table:style-name="ce7" office:value-type="float" office:value="0.005085746" calcext:value-type="float">
            <text:p>0,0050857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72509" calcext:value-type="float">
            <text:p>0,001572509</text:p>
          </table:table-cell>
          <table:table-cell office:value-type="float" office:value="0.002002141" calcext:value-type="float">
            <text:p>0,002002141</text:p>
          </table:table-cell>
          <table:table-cell office:value-type="float" office:value="0.004402053" calcext:value-type="float">
            <text:p>0,004402053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3271916" calcext:value-type="float">
            <text:p>0,003271916</text:p>
          </table:table-cell>
          <table:table-cell table:style-name="ce7" office:value-type="float" office:value="0.004817808" calcext:value-type="float">
            <text:p>0,004817808</text:p>
          </table:table-cell>
          <table:table-cell table:style-name="ce7" office:value-type="float" office:value="0.004138734" calcext:value-type="float">
            <text:p>0,00413873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240308" calcext:value-type="float">
            <text:p>0,005240308</text:p>
          </table:table-cell>
          <table:table-cell office:value-type="float" office:value="0.004683742" calcext:value-type="float">
            <text:p>0,004683742</text:p>
          </table:table-cell>
          <table:table-cell office:value-type="float" office:value="0.005219677" calcext:value-type="float">
            <text:p>0,005219677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0197316" calcext:value-type="float">
            <text:p>0,010197316</text:p>
          </table:table-cell>
          <table:table-cell table:style-name="ce7" office:value-type="float" office:value="0.006827011" calcext:value-type="float">
            <text:p>0,006827011</text:p>
          </table:table-cell>
          <table:table-cell table:style-name="ce7" office:value-type="float" office:value="0.006933197" calcext:value-type="float">
            <text:p>0,00693319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0113659" calcext:value-type="float">
            <text:p>0,020113659</text:p>
          </table:table-cell>
          <table:table-cell office:value-type="float" office:value="0.009871711" calcext:value-type="float">
            <text:p>0,009871711</text:p>
          </table:table-cell>
          <table:table-cell office:value-type="float" office:value="0.014058851" calcext:value-type="float">
            <text:p>0,014058851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39500037" calcext:value-type="float">
            <text:p>0,039500037</text:p>
          </table:table-cell>
          <table:table-cell table:style-name="ce7" office:value-type="float" office:value="0.013402974" calcext:value-type="float">
            <text:p>0,013402974</text:p>
          </table:table-cell>
          <table:table-cell table:style-name="ce7" office:value-type="float" office:value="0.024763916" calcext:value-type="float">
            <text:p>0,02476391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9046547" calcext:value-type="float">
            <text:p>0,079046547</text:p>
          </table:table-cell>
          <table:table-cell office:value-type="float" office:value="0.028823564" calcext:value-type="float">
            <text:p>0,028823564</text:p>
          </table:table-cell>
          <table:table-cell office:value-type="float" office:value="0.033075666" calcext:value-type="float">
            <text:p>0,033075666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57492056" calcext:value-type="float">
            <text:p>0,157492056</text:p>
          </table:table-cell>
          <table:table-cell table:style-name="ce7" office:value-type="float" office:value="0.036349228" calcext:value-type="float">
            <text:p>0,036349228</text:p>
          </table:table-cell>
          <table:table-cell table:style-name="ce7" office:value-type="float" office:value="0.083601041" calcext:value-type="float">
            <text:p>0,083601041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57591808" calcext:value-type="float">
            <text:p>0,157591808</text:p>
          </table:table-cell>
          <table:table-cell table:style-name="ce8" office:value-type="float" office:value="0.072151635" calcext:value-type="float">
            <text:p>0,072151635</text:p>
          </table:table-cell>
          <table:table-cell table:style-name="ce8" office:value-type="float" office:value="0.126195299" calcext:value-type="float">
            <text:p>0,126195299</text:p>
          </table:table-cell>
        </table:table-row>
        <table:table-row table:style-name="ro1" table:number-rows-repeated="1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662893" calcext:value-type="float">
            <text:p>0,000662893</text:p>
          </table:table-cell>
          <table:table-cell office:value-type="float" office:value="0.000763443" calcext:value-type="float">
            <text:p>0,000763443</text:p>
          </table:table-cell>
          <table:table-cell office:value-type="float" office:value="0.00076776" calcext:value-type="float">
            <text:p>0,00076776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428588" calcext:value-type="float">
            <text:p>0,000428588</text:p>
          </table:table-cell>
          <table:table-cell table:style-name="ce7" office:value-type="float" office:value="0.001505181" calcext:value-type="float">
            <text:p>0,001505181</text:p>
          </table:table-cell>
          <table:table-cell table:style-name="ce7" office:value-type="float" office:value="0.001135505" calcext:value-type="float">
            <text:p>0,0011355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798973" calcext:value-type="float">
            <text:p>0,000798973</text:p>
          </table:table-cell>
          <table:table-cell office:value-type="float" office:value="0.001648852" calcext:value-type="float">
            <text:p>0,001648852</text:p>
          </table:table-cell>
          <table:table-cell office:value-type="float" office:value="0.001872409" calcext:value-type="float">
            <text:p>0,001872409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1013074" calcext:value-type="float">
            <text:p>0,001013074</text:p>
          </table:table-cell>
          <table:table-cell table:style-name="ce7" office:value-type="float" office:value="0.001954453" calcext:value-type="float">
            <text:p>0,001954453</text:p>
          </table:table-cell>
          <table:table-cell table:style-name="ce7" office:value-type="float" office:value="0.003644727" calcext:value-type="float">
            <text:p>0,00364472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145456" calcext:value-type="float">
            <text:p>0,001145456</text:p>
          </table:table-cell>
          <table:table-cell office:value-type="float" office:value="0.002257646" calcext:value-type="float">
            <text:p>0,002257646</text:p>
          </table:table-cell>
          <table:table-cell office:value-type="float" office:value="0.004175213" calcext:value-type="float">
            <text:p>0,004175213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526714" calcext:value-type="float">
            <text:p>0,002526714</text:p>
          </table:table-cell>
          <table:table-cell table:style-name="ce7" office:value-type="float" office:value="0.002980489" calcext:value-type="float">
            <text:p>0,002980489</text:p>
          </table:table-cell>
          <table:table-cell table:style-name="ce7" office:value-type="float" office:value="0.00455717" calcext:value-type="float">
            <text:p>0,004557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4654744" calcext:value-type="float">
            <text:p>0,004654744</text:p>
          </table:table-cell>
          <table:table-cell office:value-type="float" office:value="0.003483928" calcext:value-type="float">
            <text:p>0,003483928</text:p>
          </table:table-cell>
          <table:table-cell office:value-type="float" office:value="0.005783547" calcext:value-type="float">
            <text:p>0,005783547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07470967" calcext:value-type="float">
            <text:p>0,007470967</text:p>
          </table:table-cell>
          <table:table-cell table:style-name="ce7" office:value-type="float" office:value="0.006145993" calcext:value-type="float">
            <text:p>0,006145993</text:p>
          </table:table-cell>
          <table:table-cell table:style-name="ce7" office:value-type="float" office:value="0.006027816" calcext:value-type="float">
            <text:p>0,00602781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4822318" calcext:value-type="float">
            <text:p>0,014822318</text:p>
          </table:table-cell>
          <table:table-cell office:value-type="float" office:value="0.012252084" calcext:value-type="float">
            <text:p>0,012252084</text:p>
          </table:table-cell>
          <table:table-cell office:value-type="float" office:value="0.010439391" calcext:value-type="float">
            <text:p>0,010439391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27362306" calcext:value-type="float">
            <text:p>0,027362306</text:p>
          </table:table-cell>
          <table:table-cell table:style-name="ce7" office:value-type="float" office:value="0.020508792" calcext:value-type="float">
            <text:p>0,020508792</text:p>
          </table:table-cell>
          <table:table-cell table:style-name="ce7" office:value-type="float" office:value="0.020445009" calcext:value-type="float">
            <text:p>0,02044500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5446513" calcext:value-type="float">
            <text:p>0,05446513</text:p>
          </table:table-cell>
          <table:table-cell office:value-type="float" office:value="0.040488235" calcext:value-type="float">
            <text:p>0,040488235</text:p>
          </table:table-cell>
          <table:table-cell office:value-type="float" office:value="0.040901917" calcext:value-type="float">
            <text:p>0,040901917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07199635" calcext:value-type="float">
            <text:p>0,107199635</text:p>
          </table:table-cell>
          <table:table-cell table:style-name="ce7" office:value-type="float" office:value="0.081184456" calcext:value-type="float">
            <text:p>0,081184456</text:p>
          </table:table-cell>
          <table:table-cell table:style-name="ce7" office:value-type="float" office:value="0.080813464" calcext:value-type="float">
            <text:p>0,080813464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10037222" calcext:value-type="float">
            <text:p>0,110037222</text:p>
          </table:table-cell>
          <table:table-cell table:style-name="ce8" office:value-type="float" office:value="0.161410645" calcext:value-type="float">
            <text:p>0,161410645</text:p>
          </table:table-cell>
          <table:table-cell table:style-name="ce8" office:value-type="float" office:value="0.161730871" calcext:value-type="float">
            <text:p>0,161730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9:40:46.3112131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9:21:11.954569669</meta:creation-date>
    <dc:date>2017-03-26T20:40:07.094426063</dc:date>
    <meta:editing-duration>PT9M11S</meta:editing-duration>
    <meta:editing-cycles>3</meta:editing-cycles>
    <meta:generator>LibreOffice/5.1.6.2$Linux_X86_64 LibreOffice_project/10m0$Build-2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line" chart:style-name="ch1">
        <chart:legend chart:legend-position="end" svg:x="10.26cm" svg:y="3.701cm" style:legend-expansion="high" chart:style-name="ch2"/>
        <chart:plot-area chart:style-name="ch3" table:cell-range-address="Hoja1.A1:Hoja1.D14" chart:data-source-has-labels="both" svg:x="0.319cm" svg:y="0.179cm" svg:width="9.622cm" svg:height="8.638cm">
          <chartooo:coordinate-region svg:x="1.231cm" svg:y="0.179cm" svg:width="8.569cm" svg:height="6.861cm"/>
          <chart:axis chart:dimension="x" chart:name="primary-x" chart:style-name="ch4" chartooo:axis-type="auto">
            <chartooo:date-scale/>
            <chart:categories table:cell-range-address="Hoja1.A2:Hoja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4" chart:label-cell-address="Hoja1.B1:Hoja1.B1" chart:class="chart:line">
            <chart:data-point chart:repeated="13"/>
          </chart:series>
          <chart:series chart:style-name="ch7" chart:values-cell-range-address="Hoja1.C2:Hoja1.C14" chart:label-cell-address="Hoja1.C1:Hoja1.C1" chart:class="chart:line">
            <chart:data-point chart:repeated="13"/>
          </chart:series>
          <chart:series chart:style-name="ch8" chart:values-cell-range-address="Hoja1.D2:Hoja1.D14" chart:label-cell-address="Hoja1.D1:Hoja1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</text:p>
                <draw:g>
                  <svg:desc>Hoja1.B1:Hoja1.B1</svg:desc>
                </draw:g>
              </table:table-cell>
              <table:table-cell office:value-type="string">
                <text:p>T. paralelo (versión for)</text:p>
                <draw:g>
                  <svg:desc>Hoja1.C1:Hoja1.C1</svg:desc>
                </draw:g>
              </table:table-cell>
              <table:table-cell office:value-type="string">
                <text:p>T. paralelo (versión sections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100908">
                <text:p>0.000100908</text:p>
                <draw:g>
                  <svg:desc>Hoja1.B2:Hoja1.B14</svg:desc>
                </draw:g>
              </table:table-cell>
              <table:table-cell office:value-type="float" office:value="0.000042405">
                <text:p>0.000042405</text:p>
                <draw:g>
                  <svg:desc>Hoja1.C2:Hoja1.C14</svg:desc>
                </draw:g>
              </table:table-cell>
              <table:table-cell office:value-type="float" office:value="0.004398519">
                <text:p>0.004398519</text:p>
                <draw:g>
                  <svg:desc>Hoja1.D2:Hoja1.D14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95444">
                <text:p>0.000195444</text:p>
              </table:table-cell>
              <table:table-cell office:value-type="float" office:value="0.000063788">
                <text:p>0.000063788</text:p>
              </table:table-cell>
              <table:table-cell office:value-type="float" office:value="0.004549379">
                <text:p>0.00454937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15998">
                <text:p>0.000415998</text:p>
              </table:table-cell>
              <table:table-cell office:value-type="float" office:value="0.004803067">
                <text:p>0.004803067</text:p>
              </table:table-cell>
              <table:table-cell office:value-type="float" office:value="0.003841128">
                <text:p>0.00384112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790579">
                <text:p>0.000790579</text:p>
              </table:table-cell>
              <table:table-cell office:value-type="float" office:value="0.003907705">
                <text:p>0.003907705</text:p>
              </table:table-cell>
              <table:table-cell office:value-type="float" office:value="0.005085746">
                <text:p>0.0050857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572509">
                <text:p>0.001572509</text:p>
              </table:table-cell>
              <table:table-cell office:value-type="float" office:value="0.002002141">
                <text:p>0.002002141</text:p>
              </table:table-cell>
              <table:table-cell office:value-type="float" office:value="0.004402053">
                <text:p>0.00440205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271916">
                <text:p>0.003271916</text:p>
              </table:table-cell>
              <table:table-cell office:value-type="float" office:value="0.004817808">
                <text:p>0.004817808</text:p>
              </table:table-cell>
              <table:table-cell office:value-type="float" office:value="0.004138734">
                <text:p>0.00413873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240308">
                <text:p>0.005240308</text:p>
              </table:table-cell>
              <table:table-cell office:value-type="float" office:value="0.004683742">
                <text:p>0.004683742</text:p>
              </table:table-cell>
              <table:table-cell office:value-type="float" office:value="0.005219677">
                <text:p>0.0052196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197316">
                <text:p>0.010197316</text:p>
              </table:table-cell>
              <table:table-cell office:value-type="float" office:value="0.006827011">
                <text:p>0.006827011</text:p>
              </table:table-cell>
              <table:table-cell office:value-type="float" office:value="0.006933197">
                <text:p>0.0069331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0113659">
                <text:p>0.020113659</text:p>
              </table:table-cell>
              <table:table-cell office:value-type="float" office:value="0.009871711">
                <text:p>0.009871711</text:p>
              </table:table-cell>
              <table:table-cell office:value-type="float" office:value="0.014058851">
                <text:p>0.01405885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9500037">
                <text:p>0.039500037</text:p>
              </table:table-cell>
              <table:table-cell office:value-type="float" office:value="0.013402974">
                <text:p>0.013402974</text:p>
              </table:table-cell>
              <table:table-cell office:value-type="float" office:value="0.024763916">
                <text:p>0.02476391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79046547">
                <text:p>0.079046547</text:p>
              </table:table-cell>
              <table:table-cell office:value-type="float" office:value="0.028823564">
                <text:p>0.028823564</text:p>
              </table:table-cell>
              <table:table-cell office:value-type="float" office:value="0.033075666">
                <text:p>0.03307566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57492056">
                <text:p>0.157492056</text:p>
              </table:table-cell>
              <table:table-cell office:value-type="float" office:value="0.036349228">
                <text:p>0.036349228</text:p>
              </table:table-cell>
              <table:table-cell office:value-type="float" office:value="0.083601041">
                <text:p>0.08360104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57591808">
                <text:p>0.157591808</text:p>
              </table:table-cell>
              <table:table-cell office:value-type="float" office:value="0.072151635">
                <text:p>0.072151635</text:p>
              </table:table-cell>
              <table:table-cell office:value-type="float" office:value="0.126195299">
                <text:p>0.126195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64cm" svg:y="3.703cm" style:legend-expansion="high" chart:style-name="ch2"/>
        <chart:plot-area chart:style-name="ch3" table:cell-range-address="Hoja1.A26:Hoja1.D39" chart:data-source-has-labels="both" svg:x="0.32cm" svg:y="0.18cm" svg:width="9.624cm" svg:height="8.64cm">
          <chartooo:coordinate-region svg:x="1.232cm" svg:y="0.18cm" svg:width="8.571cm" svg:height="6.863cm"/>
          <chart:axis chart:dimension="x" chart:name="primary-x" chart:style-name="ch4" chartooo:axis-type="auto">
            <chartooo:date-scale/>
            <chart:categories table:cell-range-address="Hoja1.A27:Hoja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7:Hoja1.B39" chart:label-cell-address="Hoja1.B26:Hoja1.B26" chart:class="chart:line">
            <chart:data-point chart:repeated="13"/>
          </chart:series>
          <chart:series chart:style-name="ch7" chart:values-cell-range-address="Hoja1.C27:Hoja1.C39" chart:label-cell-address="Hoja1.C26:Hoja1.C26" chart:class="chart:line">
            <chart:data-point chart:repeated="13"/>
          </chart:series>
          <chart:series chart:style-name="ch8" chart:values-cell-range-address="Hoja1.D27:Hoja1.D39" chart:label-cell-address="Hoja1.D26:Hoja1.D2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</text:p>
                <draw:g>
                  <svg:desc>Hoja1.B26:Hoja1.B26</svg:desc>
                </draw:g>
              </table:table-cell>
              <table:table-cell office:value-type="string">
                <text:p>T. paralelo (versión for)</text:p>
                <draw:g>
                  <svg:desc>Hoja1.C26:Hoja1.C26</svg:desc>
                </draw:g>
              </table:table-cell>
              <table:table-cell office:value-type="string">
                <text:p>T. paralelo (versión sections)</text:p>
                <draw:g>
                  <svg:desc>Hoja1.D26:Hoja1.D26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7:Hoja1.A39</svg:desc>
                </draw:g>
              </table:table-cell>
              <table:table-cell office:value-type="float" office:value="0.000662893">
                <text:p>0.000662893</text:p>
                <draw:g>
                  <svg:desc>Hoja1.B27:Hoja1.B39</svg:desc>
                </draw:g>
              </table:table-cell>
              <table:table-cell office:value-type="float" office:value="0.000763443">
                <text:p>0.000763443</text:p>
                <draw:g>
                  <svg:desc>Hoja1.C27:Hoja1.C39</svg:desc>
                </draw:g>
              </table:table-cell>
              <table:table-cell office:value-type="float" office:value="0.00076776">
                <text:p>0.00076776</text:p>
                <draw:g>
                  <svg:desc>Hoja1.D27:Hoja1.D39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28588">
                <text:p>0.000428588</text:p>
              </table:table-cell>
              <table:table-cell office:value-type="float" office:value="0.001505181">
                <text:p>0.001505181</text:p>
              </table:table-cell>
              <table:table-cell office:value-type="float" office:value="0.001135505">
                <text:p>0.00113550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798973">
                <text:p>0.000798973</text:p>
              </table:table-cell>
              <table:table-cell office:value-type="float" office:value="0.001648852">
                <text:p>0.001648852</text:p>
              </table:table-cell>
              <table:table-cell office:value-type="float" office:value="0.001872409">
                <text:p>0.00187240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1013074">
                <text:p>0.001013074</text:p>
              </table:table-cell>
              <table:table-cell office:value-type="float" office:value="0.001954453">
                <text:p>0.001954453</text:p>
              </table:table-cell>
              <table:table-cell office:value-type="float" office:value="0.003644727">
                <text:p>0.00364472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145456">
                <text:p>0.001145456</text:p>
              </table:table-cell>
              <table:table-cell office:value-type="float" office:value="0.002257646">
                <text:p>0.002257646</text:p>
              </table:table-cell>
              <table:table-cell office:value-type="float" office:value="0.004175213">
                <text:p>0.00417521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526714">
                <text:p>0.002526714</text:p>
              </table:table-cell>
              <table:table-cell office:value-type="float" office:value="0.002980489">
                <text:p>0.002980489</text:p>
              </table:table-cell>
              <table:table-cell office:value-type="float" office:value="0.00455717">
                <text:p>0.0045571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4654744">
                <text:p>0.004654744</text:p>
              </table:table-cell>
              <table:table-cell office:value-type="float" office:value="0.003483928">
                <text:p>0.003483928</text:p>
              </table:table-cell>
              <table:table-cell office:value-type="float" office:value="0.005783547">
                <text:p>0.00578354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7470967">
                <text:p>0.007470967</text:p>
              </table:table-cell>
              <table:table-cell office:value-type="float" office:value="0.006145993">
                <text:p>0.006145993</text:p>
              </table:table-cell>
              <table:table-cell office:value-type="float" office:value="0.006027816">
                <text:p>0.0060278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4822318">
                <text:p>0.014822318</text:p>
              </table:table-cell>
              <table:table-cell office:value-type="float" office:value="0.012252084">
                <text:p>0.012252084</text:p>
              </table:table-cell>
              <table:table-cell office:value-type="float" office:value="0.010439391">
                <text:p>0.01043939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7362306">
                <text:p>0.027362306</text:p>
              </table:table-cell>
              <table:table-cell office:value-type="float" office:value="0.020508792">
                <text:p>0.020508792</text:p>
              </table:table-cell>
              <table:table-cell office:value-type="float" office:value="0.020445009">
                <text:p>0.0204450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5446513">
                <text:p>0.05446513</text:p>
              </table:table-cell>
              <table:table-cell office:value-type="float" office:value="0.040488235">
                <text:p>0.040488235</text:p>
              </table:table-cell>
              <table:table-cell office:value-type="float" office:value="0.040901917">
                <text:p>0.04090191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07199635">
                <text:p>0.107199635</text:p>
              </table:table-cell>
              <table:table-cell office:value-type="float" office:value="0.081184456">
                <text:p>0.081184456</text:p>
              </table:table-cell>
              <table:table-cell office:value-type="float" office:value="0.080813464">
                <text:p>0.08081346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10037222">
                <text:p>0.110037222</text:p>
              </table:table-cell>
              <table:table-cell office:value-type="float" office:value="0.161410645">
                <text:p>0.161410645</text:p>
              </table:table-cell>
              <table:table-cell office:value-type="float" office:value="0.161730871">
                <text:p>0.161730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